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alcoholireland.ie/alcohol-and-you/guidelines/" text:style-name="Internet_20_link" text:visited-style-name="Visited_20_Internet_20_Link">http://alcoholireland.ie/alcohol-and-you/guidelines/</text:a></text:p>
      <text:p text:style-name="Standard"/>
      <text:p text:style-name="Standard">women : 11 standard drinks (=110 grams (or 140 mls) of pure alcohol), spread out over the course of a week, with at least two to three alcohol-free days. </text:p>
      <text:p text:style-name="Standard"/>
      <text:p text:style-name="Standard">Men : 17 standard drinks (=170 grams (or 210 mls) of pure alcohol), spread out over the course of a week, with at least two to three alcohol-free day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ane Leblanc-Albarel</meta:initial-creator>
    <meta:creation-date>2018-08-22T10:20:11.61</meta:creation-date>
    <meta:generator>OpenOffice/4.1.5$Win32 OpenOffice.org_project/415m1$Build-9789</meta:generator>
    <meta:document-statistic meta:table-count="0" meta:image-count="0" meta:object-count="0" meta:page-count="1" meta:paragraph-count="3" meta:word-count="59" meta:character-count="358"/>
    <dc:date>2018-08-22T10:26:12.52</dc:date>
    <dc:creator>Diane Leblanc-Albarel</dc:creator>
    <meta:editing-duration>PT6M1S</meta:editing-duration>
    <meta:editing-cycles>1</meta:editing-cycles>
  </office:meta>
</office:document-meta>
</file>